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edAnnotationController.post( @ RequestBody ( required = false )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resolveEmbeddedValuesInPatter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HandlerMappingTests.g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AnnotationController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edAnnota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Control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assertComposedAnnotationMapping( String methodName , String path , RequestMethod request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appingHandlerMappingTests.assertComposedAnnotationMapping( RequestMethod requ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appingHandlerMappingTests.consumesWithOptionalReque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appingHandlerMappingTests.delet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pu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pos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edAnnotationController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path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edAnnotation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edAnnotationController.pos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getMappingOverridesConsumesFromTypeLeve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edAnnotationController.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MappingHandlerMappingTests.patc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HandlerMappingTests.resolveRequestMappingVia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